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2"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fo:font-size="23pt" fo:font-weight="bold" style:font-size-asian="23pt" style:font-weight-asian="bold" style:font-size-complex="23pt" style:font-weight-complex="bold"/>
    </style:style>
    <style:style style:name="T14"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Processes and Daemons</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cesses and Daemons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Processes</text:span></text:p>
              </text:list-item>
              <text:list-item>
                <text:p text:style-name="P7"><text:span text:style-name="T6">Creating new processes</text:span></text:p>
              </text:list-item>
              <text:list-item>
                <text:p text:style-name="P7"><text:span text:style-name="T6">Properties of Daemons</text:span></text:p>
              </text:list-item>
              <text:list-item>
                <text:p text:style-name="P7"><text:span text:style-name="T6">How to write daemons</text:span></text:p>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cesse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Process is an instance of a running program.</text:span></text:p>
              </text:list-item>
              <text:list-item>
                <text:p text:style-name="P7"><text:span text:style-name="T6">The attributes of every process are maintained by the kernel in memory in a structure called the </text:span><text:span text:style-name="T7">process table</text:span><text:span text:style-name="T8">.</text:span></text:p>
              </text:list-item>
              <text:list-item>
                <text:p text:style-name="P7"><text:span text:style-name="T8">Every process is identified by an identifier called PID (Process ID).</text:span></text:p>
              </text:list-item>
              <text:list-item>
                <text:p text:style-name="P7"><text:span text:style-name="T8">Every process has a parent identified by PPID (Parent's PID).</text:span></text:p>
              </text:list-item>
              <text:list-item>
                <text:p text:style-name="P7"><text:span text:style-name="T8">The memory that the process can access is called as the process's virtual address space.</text:span></text:p>
              </text:list-item>
              <text:list-item>
                <text:p text:style-name="P7"><text:span text:style-name="T8">As the process's virtual address space is different, one process cannot access the memory of another process.</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reating new processes</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7"><text:span text:style-name="T6">There are three distinct phases in the creation of a process and uses three important system calls – fork, </text:span><text:span text:style-name="T7">exec</text:span><text:span text:style-name="T8"> and wait</text:span><text:span text:style-name="T6">.</text:span></text:p>
              </text:list-item>
              <text:list-item>
                <text:p text:style-name="P7"><text:span text:style-name="T9">Fork</text:span><text:span text:style-name="T6"> – creates a copy of the process that invokes it. The process image is practically identical to that of the calling process, except for a few parameters like the PID. [Refer programs fork.cpp &amp; childEnv.cpp]</text:span></text:p>
              </text:list-item>
              <text:list-item>
                <text:p text:style-name="P7"><text:span text:style-name="T9">Wait</text:span><text:span text:style-name="T6"> – The parent executes the </text:span><text:span text:style-name="T9">wait</text:span><text:span text:style-name="T10"> system call to </text:span><text:span text:style-name="T11">wait</text:span><text:span text:style-name="T12"> for the child process to complete. It picks up the </text:span><text:span text:style-name="T11">exit status</text:span><text:span text:style-name="T12"> of the child and then continues with its other functions. [Refer program wait.cpp; run as ./a.out temp.txt]</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reating new processes</text:span></text:p>
          <draw:enhanced-geometry svg:viewBox="0 0 21600 21600" draw:type="rectangle" draw:enhanced-path="M 0 0 L 21600 0 21600 21600 0 21600 0 0 Z N"/>
        </draw:custom-shape>
        <draw:frame draw:style-name="gr7" draw:text-style-name="P9" draw:layer="layout" svg:width="24.2cm" svg:height="14.709cm" svg:x="0.6cm" svg:y="3.2cm">
          <draw:text-box>
            <text:list text:style-name="L1">
              <text:list-item>
                <text:p text:style-name="P7"><text:span text:style-name="T13">exec</text:span><text:span text:style-name="T14"> – overwrites the process image with the code and data of the new program. [Refer program execl.cpp]</text:span></text:p>
              </text:list-item>
              <text:list-item>
                <text:p text:style-name="P7"><text:span text:style-name="T14">The system calls fork, exec and wait used together create a new process and run a new program where the parent waits till the execution of the new program completes. [Refer program forkExecWait.cpp; run as ./a.out /bin/date date]</text:span></text:p>
              </text:list-item>
              <text:list-item>
                <text:p text:style-name="P7"><text:span text:style-name="T14">When the child process dies, the virtual address space of the child is cleared by kernel and the exit status of the child is informed to the parent.</text:span></text:p>
              </text:list-item>
              <text:list-item>
                <text:p text:style-name="P7"><text:span text:style-name="T14">If parent dies earlier than child (i.e., orphaned), the kernel makes the init process the parent of the child.</text:span></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What are daemons</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Daemons are the programs that run as background processes</text:span></text:p>
              </text:list-item>
              <text:list-item>
                <text:p text:style-name="P7"><text:span text:style-name="T6">Daemons usually do not have any communication with the user, but only can be interacted for controlling their start/restart/stop.</text:span></text:p>
              </text:list-item>
              <text:list-item>
                <text:p text:style-name="P7"><text:span text:style-name="T6">Daemons can be started at the boot time or can be started by the user.</text:span></text:p>
              </text:list-item>
              <text:list-item>
                <text:p text:style-name="P7"><text:span text:style-name="T6">Daemons communicate only by writing to the log files.</text:span></text:p>
              </text:list-item>
              <text:list-item>
                <text:p text:style-name="P7"><text:span text:style-name="T6">Refer the output of the ps -ef command and notice that the daemons are not associated with any user and terminal.</text:span></text:p>
              </text:list-item>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How to write daemons</text:span></text:p>
          <draw:enhanced-geometry svg:viewBox="0 0 21600 21600" draw:type="rectangle" draw:enhanced-path="M 0 0 L 21600 0 21600 21600 0 21600 0 0 Z N"/>
        </draw:custom-shape>
        <draw:frame draw:style-name="gr9" draw:text-style-name="P8" draw:layer="layout" svg:width="24.2cm" svg:height="14.4cm" svg:x="0.6cm" svg:y="3.2cm">
          <draw:text-box>
            <text:list text:style-name="L1">
              <text:list-item>
                <text:p text:style-name="P7"><text:span text:style-name="T6">Fork a new process and let the parent die (init becomes parent)</text:span></text:p>
              </text:list-item>
              <text:list-item>
                <text:p text:style-name="P7"><text:span text:style-name="T6">Change the file mode mask or umask to 0 (this allows full access to the files generated by open(), create()...)</text:span></text:p>
              </text:list-item>
              <text:list-item>
                <text:p text:style-name="P7"><text:span text:style-name="T6">Close the file descriptors 0 (stdin), 1 (stdout) and 2 (stderror)</text:span></text:p>
              </text:list-item>
              <text:list-item>
                <text:p text:style-name="P7"><text:span text:style-name="T6">Open log file to write in case of an error</text:span></text:p>
              </text:list-item>
              <text:list-item>
                <text:p text:style-name="P7"><text:span text:style-name="T6">Create a new session id (process group) and detach from the current session</text:span></text:p>
              </text:list-item>
              <text:list-item>
                <text:p text:style-name="P7"><text:span text:style-name="T6">Change the working directory to a path like root(“/”) that would never get unmounted.</text:span></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2-14T15:45:36.45</dc:date>
    <meta:generator>OpenOffice.org/3.4$Win32 OpenOffice.org_project/340m1$Build-9590</meta:generator>
    <meta:editing-duration>P16DT9H5M34S</meta:editing-duration>
    <meta:editing-cycles>175</meta:editing-cycles>
    <meta:document-statistic meta:object-count="108"/>
  </office:meta>
</office:document-meta>
</file>